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20.76pt"/>
    </style:style>
    <style:style style:name="co3" style:family="table-column">
      <style:table-column-properties fo:break-before="auto" style:column-width="348.15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 style:font-name="Liberation Sans" style:font-name-asian="Noto Sans CJK SC Regular" style:language-asian="en" style:country-asian="US" style:font-name-complex="FreeSans" style:language-complex="en" style:country-complex="US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number-columns-repeated="2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3" table:number-rows-spanned="1">
            <text:p>Checklist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ase <text:span text:style-name="T1">Title</text:span>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1</text:span>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2</text:span>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3</text:span></text:p>
          </table:table-cell>
        </table:table-row>
        <table:table-row table:style-name="ro1">
          <table:table-cell/>
          <table:covered-table-cell table:number-columns-repeated="3" table:style-name="ce2"/>
          <table:covered-table-cell table:number-columns-repeated="2" table:style-name="ce11"/>
        </table:table-row>
        <table:table-row table:style-name="ro1">
          <table:table-cell/>
          <table:table-cell table:style-name="ce3" office:value-type="string" calcext:value-type="string">
            <text:p>Successful log in</text:p>
          </table:table-cell>
          <table:table-cell office:value-type="string" calcext:value-type="string">
            <text:p>MainWindow is opened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online user’s credits </text:p>
          </table:table-cell>
          <table:table-cell office:value-type="string" calcext:value-type="string">
            <text:p>Error message: User with this login is already logged in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empty login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empty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invalid login data</text:p>
          </table:table-cell>
          <table:table-cell table:style-name="ce7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invalid password data</text:p>
          </table:table-cell>
          <table:table-cell table:style-name="ce7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long password 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long login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short password 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short login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nknown user log in</text:p>
          </table:table-cell>
          <table:table-cell office:value-type="string" calcext:value-type="string">
            <text:p>Error message: Couldn’t find your GRI accoun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 out from messenger</text:p>
          </table:table-cell>
          <table:table-cell office:value-type="string" calcext:value-type="string">
            <text:p>MainWindow is closed and user goes back to the LOGI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ccessful registration</text:p>
          </table:table-cell>
          <table:table-cell table:style-name="ce8" office:value-type="string" calcext:value-type="string">
            <text:p>RegistrationWindow is closed and user returns to LOGI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used login</text:p>
          </table:table-cell>
          <table:table-cell office:value-type="string" calcext:value-type="string">
            <text:p>Error message: The login is taken. Try anothe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name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surname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login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repeat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name</text:p>
          </table:table-cell>
          <table:table-cell table:style-name="ce9"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surname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login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password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<text:s/>repeated password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name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surname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login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password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repeated password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mismatching password fields</text:p>
          </table:table-cell>
          <table:table-cell office:value-type="string" calcext:value-type="string">
            <text:p>Error message: These passwords don’t match. Try again?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name data</text:p>
          </table:table-cell>
          <table:table-cell office:value-type="string" calcext:value-type="string">
            <text:p>Error message: You can use only let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surname data</text:p>
          </table:table-cell>
          <table:table-cell office:value-type="string" calcext:value-type="string">
            <text:p>Error message: You can use only let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login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password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repeated password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3:10:48.480011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40:10.870743722</meta:creation-date>
    <meta:generator>LibreOffice/5.1.2.2$Linux_X86_64 LibreOffice_project/10m0$Build-2</meta:generator>
    <dc:date>2017-06-14T23:46:09.982227897</dc:date>
    <meta:editing-duration>PT1H3M13S</meta:editing-duration>
    <meta:editing-cycles>9</meta:editing-cycles>
    <dc:subject>Messenger</dc:subject>
    <dc:title>Checklist</dc:title>
    <dc:description>This is a checklist document for Messenger project.</dc:description>
    <meta:document-statistic meta:table-count="1" meta:cell-count="76" meta:object-count="0"/>
    <meta:user-defined meta:name="Version">0.0.1</meta:user-defined>
  </office:meta>
</office:document-meta>
</file>